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B" style:family="table-column">
      <style:table-column-properties style:column-width="4.251cm" style:rel-column-width="1638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style:font-name="Liberation Serif" fo:language="en" fo:country="GB" officeooo:rsid="000a19bf" officeooo:paragraph-rsid="000a19bf"/>
    </style:style>
    <style:style style:name="P2" style:family="paragraph" style:parent-style-name="Subtitle">
      <style:text-properties style:font-name="Liberation Serif" fo:language="en" fo:country="GB" officeooo:rsid="000a19bf" officeooo:paragraph-rsid="000a19bf"/>
    </style:style>
    <style:style style:name="P3" style:family="paragraph" style:parent-style-name="Text_20_body">
      <style:text-properties style:font-name="Liberation Serif" fo:language="en" fo:country="GB" officeooo:rsid="000a19bf" officeooo:paragraph-rsid="000a19bf"/>
    </style:style>
    <style:style style:name="P4" style:family="paragraph" style:parent-style-name="Heading_20_1">
      <style:paragraph-properties fo:text-align="center" style:justify-single-word="false"/>
      <style:text-properties style:font-name="Liberation Serif" fo:language="en" fo:country="GB" officeooo:rsid="000a19bf" officeooo:paragraph-rsid="000a19bf"/>
    </style:style>
    <style:style style:name="P5" style:family="paragraph" style:parent-style-name="Heading_20_2">
      <style:text-properties fo:language="en" fo:country="GB" officeooo:rsid="000a19bf" officeooo:paragraph-rsid="000a19bf"/>
    </style:style>
    <style:style style:name="P6" style:family="paragraph" style:parent-style-name="Heading_20_2">
      <style:text-properties style:font-name="Liberation Sans" fo:language="en" fo:country="GB" officeooo:rsid="000a19bf" officeooo:paragraph-rsid="0013788f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weight="bold" officeooo:rsid="0013788f" officeooo:paragraph-rsid="001378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43877" officeooo:paragraph-rsid="001438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officeooo:rsid="00143877" officeooo:paragraph-rsid="0015cc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officeooo:rsid="0015cc3c" officeooo:paragraph-rsid="0015cc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text-properties style:font-name="Liberation Sans" fo:language="en" fo:country="GB" officeooo:rsid="000c1857" officeooo:paragraph-rsid="000bda7f"/>
    </style:style>
    <style:style style:name="P14" style:family="paragraph" style:parent-style-name="Text_20_body">
      <style:text-properties style:font-name="Liberation Sans" fo:language="en" fo:country="GB" officeooo:rsid="000f8e44" officeooo:paragraph-rsid="000f8e44"/>
    </style:style>
    <style:style style:name="P15" style:family="paragraph" style:parent-style-name="Text_20_body">
      <style:text-properties officeooo:paragraph-rsid="000a19bf"/>
    </style:style>
    <style:style style:name="P16" style:family="paragraph" style:parent-style-name="Text_20_body">
      <style:text-properties officeooo:paragraph-rsid="0013788f"/>
    </style:style>
    <style:style style:name="T1" style:family="text">
      <style:text-properties fo:language="en" fo:country="GB" officeooo:rsid="000a19bf"/>
    </style:style>
    <style:style style:name="T2" style:family="text">
      <style:text-properties style:text-underline-style="none" officeooo:rsid="00122a67"/>
    </style:style>
    <style:style style:name="T3" style:family="text">
      <style:text-properties style:text-underline-style="none" officeooo:rsid="001245b2"/>
    </style:style>
    <style:style style:name="T4" style:family="text">
      <style:text-properties style:text-underline-style="none" officeooo:rsid="0013788f"/>
    </style:style>
    <style:style style:name="T5" style:family="text">
      <style:text-properties officeooo:rsid="000d472a"/>
    </style:style>
    <style:style style:name="T6" style:family="text">
      <style:text-properties officeooo:rsid="000ebdc4"/>
    </style:style>
    <style:style style:name="T7" style:family="text">
      <style:text-properties officeooo:rsid="000ed65d"/>
    </style:style>
    <style:style style:name="T8" style:family="text">
      <style:text-properties officeooo:rsid="000f8e44"/>
    </style:style>
    <style:style style:name="T9" style:family="text">
      <style:text-properties officeooo:rsid="0011682e"/>
    </style:style>
    <style:style style:name="T10" style:family="text">
      <style:text-properties officeooo:rsid="00122a67"/>
    </style:style>
    <style:style style:name="T11" style:family="text">
      <style:text-properties style:font-name="Liberation Sans" fo:language="en" fo:country="GB" style:text-underline-style="none" officeooo:rsid="0013788f"/>
    </style:style>
    <style:style style:name="T12" style:family="text">
      <style:text-properties officeooo:rsid="0015cc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/>
      <text:h text:style-name="P4" text:outline-level="1"/>
      <text:h text:style-name="P4" text:outline-level="1"/>
      <text:h text:style-name="P4" text:outline-level="1"/>
      <text:p text:style-name="P1"/>
      <text:h text:style-name="P4" text:outline-level="1"/>
      <text:h text:style-name="P4" text:outline-level="1">Project Research Docum<text:span text:style-name="T6">e</text:span>nt</text:h>
      <text:p text:style-name="P2">TomaNota</text:p>
      <text:p text:style-name="P2">X00162027 Milan Murra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2"><text:soft-page-break/>Section 1: Detailed Discussion</text:h>
      <text:p text:style-name="P15"><text:span text:style-name="T1"/></text:p>
      <text:p text:style-name="P13">The TomaNota project is aimed at a wide range of users <text:span text:style-name="T5">as it will be a general solution to spaced repetitive learning of notes, for example, learning language vocabulary. </text:span><text:span text:style-name="T7">The project </text:span><text:span text:style-name="T8">should</text:span><text:span text:style-name="T7"> focus on desktop environments where users have both increased control over their documents as well as more time to dedicate to a study session.</text:span></text:p>
      <text:p text:style-name="P14">The system functionality at its core must be able to create a list of titles and definitions from a correctly formatted <text:span text:style-name="T9">document. These prompts must then be shown to the user </text:span><text:span text:style-name="T10">to assess the difficulty of recalling the definition. Each prompt must be rated on its difficulty such that harder prompts will occur more often.</text:span><text:span text:style-name="T2"> </text:span><text:span text:style-name="T3">Results of each session must be stored in a way that relates to the original document allowing multiple documents to be used in a simple ‘plug and play’ fashion.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h text:style-name="P6" text:outline-level="2"><text:soft-page-break/><text:span text:style-name="T3">Section </text:span><text:span text:style-name="T4">2</text:span><text:span text:style-name="T3">: </text:span><text:span text:style-name="T4">Existing Applications in this domain</text:span></text:h>
      <text:p text:style-name="P16"><text:span text:style-name="T11"/></text:p>
      <table:table table:name="Tabla1" table:style-name="Tabla1">
        <table:table-column table:style-name="Tabla1.A"/>
        <table:table-column table:style-name="Tabla1.B" table:number-columns-repeated="3"/>
        <table:table-row>
          <table:table-cell table:style-name="Tabla1.A1" office:value-type="string">
            <text:p text:style-name="P7">Name</text:p>
          </table:table-cell>
          <table:table-cell table:style-name="Tabla1.A1" office:value-type="string">
            <text:p text:style-name="P7">URL</text:p>
          </table:table-cell>
          <table:table-cell table:style-name="Tabla1.A1" office:value-type="string">
            <text:p text:style-name="P7">Similarities</text:p>
          </table:table-cell>
          <table:table-cell table:style-name="Tabla1.D1" office:value-type="string">
            <text:p text:style-name="P7">Differences</text:p>
          </table:table-cell>
        </table:table-row>
        <table:table-row>
          <table:table-cell table:style-name="Tabla1.A2" office:value-type="string">
            <text:p text:style-name="P8">Duolingo</text:p>
          </table:table-cell>
          <table:table-cell table:style-name="Tabla1.A2" office:value-type="string">
            <text:p text:style-name="P12">duolingo.com</text:p>
          </table:table-cell>
          <table:table-cell table:style-name="Tabla1.A2" office:value-type="string">
            <text:p text:style-name="P8">Solution for learning languages</text:p>
          </table:table-cell>
          <table:table-cell table:style-name="Tabla1.D2" office:value-type="string">
            <text:p text:style-name="P8">Unable to choose <text:span text:style-name="T12">material covered</text:span></text:p>
            <text:p text:style-name="P8">Single purpose</text:p>
          </table:table-cell>
        </table:table-row>
        <table:table-row>
          <table:table-cell table:style-name="Tabla1.A2" office:value-type="string">
            <text:p text:style-name="P11">Memrise</text:p>
          </table:table-cell>
          <table:table-cell table:style-name="Tabla1.A2" office:value-type="string">
            <text:p text:style-name="P10">memrise.com</text:p>
          </table:table-cell>
          <table:table-cell table:style-name="Tabla1.A2" office:value-type="string">
            <text:p text:style-name="P11">Solution for learning languages</text:p>
          </table:table-cell>
          <table:table-cell table:style-name="Tabla1.D2" office:value-type="string">
            <text:p text:style-name="P9">Unable to choose <text:span text:style-name="T12">material covered</text:span></text:p>
            <text:p text:style-name="P9">Single purpose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D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D2" office:value-type="string">
            <text:p text:style-name="P10"/>
          </table:table-cell>
        </table:table-row>
      </table:table>
      <text:p text:style-name="P16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2:35:24.618585814</meta:creation-date>
    <dc:date>2022-09-29T14:08:19.633123865</dc:date>
    <meta:editing-duration>PT1H15M21S</meta:editing-duration>
    <meta:editing-cycles>13</meta:editing-cycles>
    <meta:generator>LibreOffice/7.3.6.2$Linux_X86_64 LibreOffice_project/30$Build-2</meta:generator>
    <meta:document-statistic meta:table-count="1" meta:image-count="0" meta:object-count="0" meta:page-count="3" meta:paragraph-count="21" meta:word-count="188" meta:character-count="1171" meta:non-whitespace-character-count="1004"/>
  </office:meta>
</office:document-meta>
</file>